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dddddd" style:text-align-source="fix" style:repeat-content="false" fo:border="0.74pt solid #000000" style:rotation-angle="90" style:vertical-align="middle"/>
      <style:paragraph-properties fo:text-align="center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c9211e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c9211e"/>
    </style:style>
    <style:style style:name="ce18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/>
      <style:text-properties fo:color="#c9211e"/>
    </style:style>
    <style:style style:name="ce1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 style:data-style-name="N37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1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39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c9211e"/>
    </style:style>
    <style:style style:name="ce55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/>
    </style:style>
    <style:style style:name="ce2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64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c9211e"/>
    </style:style>
    <style:style style:name="ce28" style:family="table-cell" style:parent-style-name="Default" style:data-style-name="N1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"/>
    <style:style style:name="ce5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</style:style>
    <style:style style:name="ce6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fo:color="#c9211e"/>
    </style:style>
    <style:style style:name="ce3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</style:style>
    <style:style style:name="ce32" style:family="table-cell" style:parent-style-name="Default" style:data-style-name="N1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 style:data-style-name="N1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76" style:family="table-cell" style:parent-style-name="Default" style:data-style-name="N1">
      <style:table-cell-properties fo:background-color="transparent"/>
    </style:style>
    <style:style style:name="ce72" style:family="table-cell" style:parent-style-name="Default" style:data-style-name="N1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c9211e"/>
    </style:style>
    <style:style style:name="ce59" style:family="table-cell" style:parent-style-name="Default" style:data-style-name="N100"/>
    <style:style style:name="ce79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none" fo:border-top="0.74pt solid #000000"/>
    </style:style>
    <style:style style:name="ce44" style:family="table-cell" style:parent-style-name="Default">
      <style:table-cell-properties fo:border-bottom="0.74pt solid #000000" fo:border-left="none" fo:border-right="none" fo:border-top="none"/>
    </style:style>
    <style:style style:name="ce45" style:family="table-cell" style:parent-style-name="Default">
      <style:table-cell-properties fo:border-bottom="none" fo:border-left="none" fo:border-right="0.74pt solid #000000" fo:border-top="0.74pt solid #000000"/>
    </style:style>
    <style:style style:name="ce46" style:family="table-cell" style:parent-style-name="Default">
      <style:table-cell-properties fo:border-bottom="0.74pt solid #000000" fo:border-left="none" fo:border-right="0.74pt solid #000000" fo:border-top="none"/>
    </style:style>
    <style:style style:name="ce47" style:family="table-cell" style:parent-style-name="Default" style:data-style-name="N1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s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1" table:default-cell-style-name="ce55"/>
        <table:table-column table:style-name="co1" table:number-columns-repeated="3" table:default-cell-style-name="Default"/>
        <table:table-column table:style-name="co1" table:default-cell-style-name="ce69"/>
        <table:table-column table:style-name="co1" table:number-columns-repeated="5" table:default-cell-style-name="Default"/>
        <table:table-column table:style-name="co1" table:default-cell-style-name="ce79"/>
        <table:table-column table:style-name="co1" table:number-columns-repeated="3" table:default-cell-style-name="Default"/>
        <table:table-column table:style-name="co1" table:default-cell-style-name="ce69"/>
        <table:table-column table:style-name="co1" table:number-columns-repeated="986" table:default-cell-style-name="Default"/>
        <table:table-row table:style-name="ro1">
          <table:table-cell table:style-name="ce2" office:value-type="string" calcext:value-type="string" table:number-columns-spanned="2" table:number-rows-spanned="4">
            <text:p>Mes ???</text:p>
          </table:table-cell>
          <table:covered-table-cell/>
          <table:table-cell table:number-columns-repeated="13"/>
          <table:table-cell table:style-name="ce28" office:value-type="string" calcext:value-type="string" table:number-columns-spanned="15" table:number-rows-spanned="1">
            <text:p>Lectura (Kwh)</text:p>
          </table:table-cell>
          <table:covered-table-cell table:number-columns-repeated="9"/>
          <table:covered-table-cell table:style-name="ce31"/>
          <table:covered-table-cell table:number-columns-repeated="4"/>
          <table:table-cell table:number-columns-repeated="3"/>
          <table:table-cell table:style-name="ce84" office:value-type="string" calcext:value-type="string" table:number-columns-spanned="13" table:number-rows-spanned="1">
            <text:p>TOTALES</text:p>
          </table:table-cell>
          <table:covered-table-cell table:number-columns-repeated="12"/>
          <table:table-cell table:number-columns-repeated="5"/>
          <table:table-cell table:style-name="ce31" office:value-type="string" calcext:value-type="string" table:number-columns-spanned="23" table:number-rows-spanned="2">
            <text:p>Observacion</text:p>
          </table:table-cell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table-cell table:style-name="ce13" office:value-type="string" calcext:value-type="string" table:number-columns-spanned="4" table:number-rows-spanned="1">
            <text:p>Dia Semana</text:p>
          </table:table-cell>
          <table:covered-table-cell table:number-columns-repeated="3" table:style-name="ce18"/>
          <table:table-cell table:style-name="ce13" office:value-type="string" calcext:value-type="string" table:number-columns-spanned="4" table:number-rows-spanned="1">
            <text:p>Fecha</text:p>
          </table:table-cell>
          <table:covered-table-cell table:number-columns-repeated="3" table:style-name="ce18"/>
          <table:table-cell table:style-name="ce23" office:value-type="string" calcext:value-type="string" table:number-columns-spanned="3" table:number-rows-spanned="1">
            <text:p>Hora</text:p>
          </table:table-cell>
          <table:covered-table-cell table:number-columns-repeated="2" table:style-name="ce18"/>
          <table:table-cell/>
          <table:table-cell table:style-name="ce29" office:value-type="string" calcext:value-type="string" table:number-columns-spanned="5" table:number-rows-spanned="1">
            <text:p>Punta</text:p>
          </table:table-cell>
          <table:covered-table-cell table:number-columns-repeated="4"/>
          <table:table-cell/>
          <table:table-cell table:style-name="ce36" office:value-type="string" calcext:value-type="string" table:number-columns-spanned="3" table:number-rows-spanned="1">
            <text:p>ERROR</text:p>
          </table:table-cell>
          <table:covered-table-cell table:style-name="ce43"/>
          <table:covered-table-cell table:style-name="ce45"/>
          <table:table-cell/>
          <table:table-cell table:style-name="ce47" office:value-type="string" calcext:value-type="string" table:number-columns-spanned="5" table:number-rows-spanned="1">
            <text:p>Fuera Punta</text:p>
          </table:table-cell>
          <table:covered-table-cell table:number-columns-repeated="4"/>
          <table:table-cell table:number-columns-repeated="3"/>
          <table:table-cell table:style-name="ce48" table:formula="of:=SUM([.AH$12:.AH$564])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/>
          <table:table-cell table:style-name="ce50" table:formula="of:=SUM([.AM$12:.AM$564])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/>
          <table:table-cell table:style-name="ce51" table:formula="of:=SUM([.AQ$12:.AQ$564])" office:value-type="float" office:value="85" calcext:value-type="float" table:number-columns-spanned="4" table:number-rows-spanned="1">
            <text:p>85</text:p>
          </table:table-cell>
          <table:covered-table-cell table:number-columns-repeated="3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covered-table-cell table:number-columns-repeated="2"/>
          <table:table-cell table:number-columns-repeated="19"/>
          <table:table-cell table:style-name="ce37" office:value-type="string" calcext:value-type="string" table:number-columns-spanned="3" table:number-rows-spanned="1">
            <text:p>Punta</text:p>
          </table:table-cell>
          <table:covered-table-cell table:style-name="ce44"/>
          <table:covered-table-cell table:style-name="ce46"/>
          <table:table-cell table:number-columns-repeated="988"/>
        </table:table-row>
        <table:table-row table:style-name="ro1">
          <table:covered-table-cell table:number-columns-repeated="2"/>
          <table:table-cell table:number-columns-repeated="1010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7" table:number-rows-spanned="1">
            <text:p>Lectura Desde</text:p>
          </table:table-cell>
          <table:covered-table-cell table:number-columns-repeated="6"/>
          <table:table-cell/>
          <table:table-cell table:style-name="ce54" table:number-columns-spanned="9" table:number-rows-spanned="1"/>
          <table:covered-table-cell table:number-columns-repeated="5" table:style-name="ce59"/>
          <table:covered-table-cell table:style-name="ce63"/>
          <table:covered-table-cell table:number-columns-repeated="2" table:style-name="ce59"/>
          <table:table-cell table:number-columns-repeated="988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7" table:number-rows-spanned="1">
            <text:p>Lectura Hasta</text:p>
          </table:table-cell>
          <table:covered-table-cell table:number-columns-repeated="6"/>
          <table:table-cell/>
          <table:table-cell table:style-name="ce54" table:number-columns-spanned="9" table:number-rows-spanned="1"/>
          <table:covered-table-cell table:number-columns-repeated="5" table:style-name="ce59"/>
          <table:covered-table-cell table:style-name="ce63"/>
          <table:covered-table-cell table:number-columns-repeated="2" table:style-name="ce59"/>
          <table:table-cell table:number-columns-repeated="988"/>
        </table:table-row>
        <table:table-row table:style-name="ro1" table:number-rows-repeated="2">
          <table:table-cell table:number-columns-repeated="1012"/>
        </table:table-row>
        <table:table-row table:style-name="ro1"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/>
          <table:table-cell/>
          <table:table-cell table:style-name="ce6" office:value-type="string" calcext:value-type="string" table:number-columns-spanned="4" table:number-rows-spanned="2">
            <text:p>Sabado</text:p>
          </table:table-cell>
          <table:covered-table-cell table:number-columns-repeated="3"/>
          <table:table-cell table:style-name="ce12" office:value-type="date" office:date-value="2022-07-16" calcext:value-type="date" table:number-columns-spanned="4" table:number-rows-spanned="2">
            <text:p>16/07/22</text:p>
          </table:table-cell>
          <table:covered-table-cell table:number-columns-repeated="3"/>
          <table:table-cell table:style-name="ce34" office:value-type="string" calcext:value-type="string" table:number-columns-spanned="3" table:number-rows-spanned="2">
            <text:p>00:00</text:p>
          </table:table-cell>
          <table:covered-table-cell table:number-columns-repeated="2"/>
          <table:table-cell/>
          <table:table-cell table:style-name="ce67" office:value-type="float" office:value="210" calcext:value-type="float" table:number-columns-spanned="5" table:number-rows-spanned="2">
            <text:p>210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67" office:value-type="float" office:value="641" calcext:value-type="float" table:number-columns-spanned="5" table:number-rows-spanned="2">
            <text:p>641</text:p>
          </table:table-cell>
          <table:covered-table-cell table:number-columns-repeated="4"/>
          <table:table-cell table:number-columns-repeated="21"/>
          <table:table-cell table:style-name="ce67" office:value-type="string" calcext:value-type="string" table:number-columns-spanned="23" table:number-rows-spanned="2">
            <text:p>Esta es la lectura se arranca según UTE</text:p>
          </table:table-cell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21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4" table:number-rows-spanned="2">
            <text:p>Sabado</text:p>
          </table:table-cell>
          <table:covered-table-cell table:number-columns-repeated="3"/>
          <table:table-cell table:style-name="ce19" office:value-type="date" office:date-value="2022-07-16" calcext:value-type="date" table:number-columns-spanned="4" table:number-rows-spanned="2">
            <text:p>16/07/22</text:p>
          </table:table-cell>
          <table:covered-table-cell table:number-columns-repeated="3"/>
          <table:table-cell table:style-name="ce24" table:number-columns-spanned="3" table:number-rows-spanned="2"/>
          <table:covered-table-cell table:number-columns-repeated="2"/>
          <table:table-cell/>
          <table:table-cell table:style-name="ce31" table:formula="of:=[.P9]" office:value-type="float" office:value="210" calcext:value-type="float" table:number-columns-spanned="5" table:number-rows-spanned="2">
            <text:p>210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table:formula="of:=[.Z9]" office:value-type="float" office:value="641" calcext:value-type="float" table:number-columns-spanned="5" table:number-rows-spanned="2">
            <text:p>641</text:p>
          </table:table-cell>
          <table:covered-table-cell table:number-columns-repeated="4"/>
          <table:table-cell table:number-columns-repeated="3"/>
          <table:table-cell table:style-name="ce49" table:formula="of:=[.P12]-[.P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]-[.Z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office:value-type="string" calcext:value-type="string" table:number-columns-spanned="23" table:number-rows-spanned="2">
            <text:p>No tome consumo xq no estaba en Mdeo</text:p>
          </table:table-cell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8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table:number-columns-spanned="3" table:number-rows-spanned="2"/>
          <table:covered-table-cell table:number-columns-repeated="2"/>
          <table:table-cell/>
          <table:table-cell table:style-name="ce31" table:formula="of:=[.P12]" office:value-type="float" office:value="210" calcext:value-type="float" table:number-columns-spanned="5" table:number-rows-spanned="2">
            <text:p>210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table:formula="of:=[.Z12]" office:value-type="float" office:value="641" calcext:value-type="float" table:number-columns-spanned="5" table:number-rows-spanned="2">
            <text:p>641</text:p>
          </table:table-cell>
          <table:covered-table-cell table:number-columns-repeated="4"/>
          <table:table-cell table:number-columns-repeated="3"/>
          <table:table-cell table:style-name="ce49" table:formula="of:=[.P15]-[.P1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]-[.Z1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8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table:number-columns-spanned="3" table:number-rows-spanned="2"/>
          <table:covered-table-cell table:number-columns-repeated="2"/>
          <table:table-cell/>
          <table:table-cell table:style-name="ce31" table:formula="of:=[.P15]" office:value-type="float" office:value="210" calcext:value-type="float" table:number-columns-spanned="5" table:number-rows-spanned="2">
            <text:p>210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table:formula="of:=[.Z15]" office:value-type="float" office:value="641" calcext:value-type="float" table:number-columns-spanned="5" table:number-rows-spanned="2">
            <text:p>641</text:p>
          </table:table-cell>
          <table:covered-table-cell table:number-columns-repeated="4"/>
          <table:table-cell table:number-columns-repeated="3"/>
          <table:table-cell table:style-name="ce49" table:formula="of:=[.P18]-[.P1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]-[.Z1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8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table:number-columns-spanned="3" table:number-rows-spanned="2"/>
          <table:covered-table-cell table:number-columns-repeated="2"/>
          <table:table-cell/>
          <table:table-cell table:style-name="ce31" table:formula="of:=[.P18]" office:value-type="float" office:value="210" calcext:value-type="float" table:number-columns-spanned="5" table:number-rows-spanned="2">
            <text:p>210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table:formula="of:=[.Z18]" office:value-type="float" office:value="641" calcext:value-type="float" table:number-columns-spanned="5" table:number-rows-spanned="2">
            <text:p>641</text:p>
          </table:table-cell>
          <table:covered-table-cell table:number-columns-repeated="4"/>
          <table:table-cell table:number-columns-repeated="3"/>
          <table:table-cell table:style-name="ce49" table:formula="of:=[.P21]-[.P1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]-[.Z1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8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table:number-columns-spanned="3" table:number-rows-spanned="2"/>
          <table:covered-table-cell table:number-columns-repeated="2"/>
          <table:table-cell/>
          <table:table-cell table:style-name="ce31" table:formula="of:=[.P21]" office:value-type="float" office:value="210" calcext:value-type="float" table:number-columns-spanned="5" table:number-rows-spanned="2">
            <text:p>210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table:formula="of:=[.Z21]" office:value-type="float" office:value="641" calcext:value-type="float" table:number-columns-spanned="5" table:number-rows-spanned="2">
            <text:p>641</text:p>
          </table:table-cell>
          <table:covered-table-cell table:number-columns-repeated="4"/>
          <table:table-cell table:number-columns-repeated="3"/>
          <table:table-cell table:style-name="ce49" table:formula="of:=[.P24]-[.P2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]-[.Z2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9]+1" office:value-type="float" office:value="2" calcext:value-type="float" table:number-columns-spanned="2" table:number-rows-spanned="2">
            <text:p>2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Domingo</text:p>
          </table:table-cell>
          <table:covered-table-cell table:number-columns-repeated="3"/>
          <table:table-cell table:style-name="ce20" office:value-type="date" office:date-value="2022-07-17" calcext:value-type="date" table:number-columns-spanned="4" table:number-rows-spanned="2">
            <text:p>17/07/22</text:p>
          </table:table-cell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4]" office:value-type="float" office:value="210" calcext:value-type="float" table:number-columns-spanned="5" table:number-rows-spanned="2">
            <text:p>210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4]" office:value-type="float" office:value="641" calcext:value-type="float" table:number-columns-spanned="5" table:number-rows-spanned="2">
            <text:p>641</text:p>
          </table:table-cell>
          <table:covered-table-cell table:number-columns-repeated="4"/>
          <table:table-cell table:number-columns-repeated="3"/>
          <table:table-cell table:style-name="ce49" table:formula="of:=[.P27]-[.P2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]-[.Z2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office:value-type="string" calcext:value-type="string" table:number-columns-spanned="23" table:number-rows-spanned="2">
            <text:p>No tome consumo xq no estaba en Mdeo</text:p>
          </table:table-cell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7]" office:value-type="float" office:value="210" calcext:value-type="float" table:number-columns-spanned="5" table:number-rows-spanned="2">
            <text:p>210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7]" office:value-type="float" office:value="641" calcext:value-type="float" table:number-columns-spanned="5" table:number-rows-spanned="2">
            <text:p>641</text:p>
          </table:table-cell>
          <table:covered-table-cell table:number-columns-repeated="4"/>
          <table:table-cell table:number-columns-repeated="3"/>
          <table:table-cell table:style-name="ce49" table:formula="of:=[.P30]-[.P2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]-[.Z2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0]" office:value-type="float" office:value="210" calcext:value-type="float" table:number-columns-spanned="5" table:number-rows-spanned="2">
            <text:p>210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0]" office:value-type="float" office:value="641" calcext:value-type="float" table:number-columns-spanned="5" table:number-rows-spanned="2">
            <text:p>641</text:p>
          </table:table-cell>
          <table:covered-table-cell table:number-columns-repeated="4"/>
          <table:table-cell table:number-columns-repeated="3"/>
          <table:table-cell table:style-name="ce49" table:formula="of:=[.P33]-[.P3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]-[.Z3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3]" office:value-type="float" office:value="210" calcext:value-type="float" table:number-columns-spanned="5" table:number-rows-spanned="2">
            <text:p>210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3]" office:value-type="float" office:value="641" calcext:value-type="float" table:number-columns-spanned="5" table:number-rows-spanned="2">
            <text:p>641</text:p>
          </table:table-cell>
          <table:covered-table-cell table:number-columns-repeated="4"/>
          <table:table-cell table:number-columns-repeated="3"/>
          <table:table-cell table:style-name="ce49" table:formula="of:=[.P36]-[.P3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]-[.Z3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6]" office:value-type="float" office:value="210" calcext:value-type="float" table:number-columns-spanned="5" table:number-rows-spanned="2">
            <text:p>210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6]" office:value-type="float" office:value="641" calcext:value-type="float" table:number-columns-spanned="5" table:number-rows-spanned="2">
            <text:p>641</text:p>
          </table:table-cell>
          <table:covered-table-cell table:number-columns-repeated="4"/>
          <table:table-cell table:number-columns-repeated="3"/>
          <table:table-cell table:style-name="ce49" table:formula="of:=[.P39]-[.P3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]-[.Z3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]" office:value-type="float" office:value="210" calcext:value-type="float" table:number-columns-spanned="5" table:number-rows-spanned="2">
            <text:p>210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9]" office:value-type="float" office:value="641" calcext:value-type="float" table:number-columns-spanned="5" table:number-rows-spanned="2">
            <text:p>641</text:p>
          </table:table-cell>
          <table:covered-table-cell table:number-columns-repeated="4"/>
          <table:table-cell table:number-columns-repeated="3"/>
          <table:table-cell table:style-name="ce49" table:formula="of:=[.P42]-[.P3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]-[.Z3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7]+1" office:value-type="float" office:value="3" calcext:value-type="float" table:number-columns-spanned="2" table:number-rows-spanned="2">
            <text:p>3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Lunes</text:p>
          </table:table-cell>
          <table:covered-table-cell table:number-columns-repeated="3" table:style-name="ce11"/>
          <table:table-cell table:style-name="ce21" office:value-type="date" office:date-value="2022-07-18" calcext:value-type="date" table:number-columns-spanned="4" table:number-rows-spanned="2">
            <text:p>18/07/22</text:p>
          </table:table-cell>
          <table:covered-table-cell table:number-columns-repeated="3" table:style-name="ce11"/>
          <table:table-cell table:style-name="ce26" office:value-type="string" calcext:value-type="string" table:number-columns-spanned="3" table:number-rows-spanned="2">
            <text:p>19:15</text:p>
          </table:table-cell>
          <table:covered-table-cell table:number-columns-repeated="2" table:style-name="ce11"/>
          <table:table-cell table:style-name="ce11"/>
          <table:table-cell table:style-name="ce33" office:value-type="float" office:value="210" calcext:value-type="float" table:number-columns-spanned="5" table:number-rows-spanned="2">
            <text:p>210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office:value-type="float" office:value="645" calcext:value-type="float" table:number-columns-spanned="5" table:number-rows-spanned="2">
            <text:p>645</text:p>
          </table:table-cell>
          <table:covered-table-cell table:number-columns-repeated="4" table:style-name="ce11"/>
          <table:table-cell table:number-columns-repeated="3"/>
          <table:table-cell table:style-name="ce49" table:formula="of:=[.P45]-[.P4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]-[.Z42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office:value-type="string" calcext:value-type="string" table:number-columns-spanned="23" table:number-rows-spanned="2">
            <text:p>Este dia fue feriado para ute</text:p>
          </table:table-cell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45]" office:value-type="float" office:value="210" calcext:value-type="float" table:number-columns-spanned="5" table:number-rows-spanned="2">
            <text:p>210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45]" office:value-type="float" office:value="645" calcext:value-type="float" table:number-columns-spanned="5" table:number-rows-spanned="2">
            <text:p>645</text:p>
          </table:table-cell>
          <table:covered-table-cell table:number-columns-repeated="4" table:style-name="ce11"/>
          <table:table-cell table:number-columns-repeated="3"/>
          <table:table-cell table:style-name="ce49" table:formula="of:=[.P48]-[.P4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]-[.Z4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48]" office:value-type="float" office:value="210" calcext:value-type="float" table:number-columns-spanned="5" table:number-rows-spanned="2">
            <text:p>210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48]" office:value-type="float" office:value="645" calcext:value-type="float" table:number-columns-spanned="5" table:number-rows-spanned="2">
            <text:p>645</text:p>
          </table:table-cell>
          <table:covered-table-cell table:number-columns-repeated="4" table:style-name="ce11"/>
          <table:table-cell table:number-columns-repeated="3"/>
          <table:table-cell table:style-name="ce49" table:formula="of:=[.P51]-[.P4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]-[.Z4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51]" office:value-type="float" office:value="210" calcext:value-type="float" table:number-columns-spanned="5" table:number-rows-spanned="2">
            <text:p>210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51]" office:value-type="float" office:value="645" calcext:value-type="float" table:number-columns-spanned="5" table:number-rows-spanned="2">
            <text:p>645</text:p>
          </table:table-cell>
          <table:covered-table-cell table:number-columns-repeated="4" table:style-name="ce11"/>
          <table:table-cell table:number-columns-repeated="3"/>
          <table:table-cell table:style-name="ce49" table:formula="of:=[.P54]-[.P5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]-[.Z5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54]" office:value-type="float" office:value="210" calcext:value-type="float" table:number-columns-spanned="5" table:number-rows-spanned="2">
            <text:p>210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54]" office:value-type="float" office:value="645" calcext:value-type="float" table:number-columns-spanned="5" table:number-rows-spanned="2">
            <text:p>645</text:p>
          </table:table-cell>
          <table:covered-table-cell table:number-columns-repeated="4" table:style-name="ce11"/>
          <table:table-cell table:number-columns-repeated="3"/>
          <table:table-cell table:style-name="ce49" table:formula="of:=[.P57]-[.P5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7]-[.Z5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57]" office:value-type="float" office:value="210" calcext:value-type="float" table:number-columns-spanned="5" table:number-rows-spanned="2">
            <text:p>210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57]" office:value-type="float" office:value="645" calcext:value-type="float" table:number-columns-spanned="5" table:number-rows-spanned="2">
            <text:p>645</text:p>
          </table:table-cell>
          <table:covered-table-cell table:number-columns-repeated="4" table:style-name="ce11"/>
          <table:table-cell table:number-columns-repeated="3"/>
          <table:table-cell table:style-name="ce49" table:formula="of:=[.P60]-[.P5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6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60]-[.Z5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5]+1" office:value-type="float" office:value="4" calcext:value-type="float" table:number-columns-spanned="2" table:number-rows-spanned="2">
            <text:p>4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Martes</text:p>
          </table:table-cell>
          <table:covered-table-cell table:number-columns-repeated="3"/>
          <table:table-cell table:style-name="ce20" office:value-type="date" office:date-value="2022-07-19" calcext:value-type="date" table:number-columns-spanned="4" table:number-rows-spanned="2">
            <text:p>19/07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6:16</text:p>
          </table:table-cell>
          <table:covered-table-cell table:number-columns-repeated="2"/>
          <table:table-cell/>
          <table:table-cell table:style-name="ce32" office:value-type="float" office:value="212" calcext:value-type="float" table:number-columns-spanned="5" table:number-rows-spanned="2">
            <text:p>212</text:p>
          </table:table-cell>
          <table:covered-table-cell table:number-columns-repeated="4"/>
          <table:table-cell/>
          <table:table-cell table:style-name="ce40" office:value-type="float" office:value="2" calcext:value-type="float" table:number-columns-spanned="3" table:number-rows-spanned="2">
            <text:p>2</text:p>
          </table:table-cell>
          <table:covered-table-cell table:number-columns-repeated="2"/>
          <table:table-cell/>
          <table:table-cell table:style-name="ce32" office:value-type="float" office:value="650" calcext:value-type="float" table:number-columns-spanned="5" table:number-rows-spanned="2">
            <text:p>650</text:p>
          </table:table-cell>
          <table:covered-table-cell table:number-columns-repeated="4"/>
          <table:table-cell table:number-columns-repeated="3"/>
          <table:table-cell table:style-name="ce49" table:formula="of:=[.P63]-[.P60]" office:value-type="float" office:value="2" calcext:value-type="float" table:number-columns-spanned="4" table:number-rows-spanned="2">
            <text:p>2</text:p>
          </table:table-cell>
          <table:covered-table-cell table:number-columns-repeated="3"/>
          <table:table-cell/>
          <table:table-cell table:style-name="ce40" table:formula="of:=[.V63]" office:value-type="float" office:value="2" calcext:value-type="float" table:number-columns-spanned="3" table:number-rows-spanned="2">
            <text:p>2</text:p>
          </table:table-cell>
          <table:covered-table-cell table:number-columns-repeated="2"/>
          <table:table-cell/>
          <table:table-cell table:style-name="ce52" table:formula="of:=[.Z63]-[.Z60]" office:value-type="float" office:value="5" calcext:value-type="float" table:number-columns-spanned="4" table:number-rows-spanned="2">
            <text:p>5</text:p>
          </table:table-cell>
          <table:covered-table-cell table:number-columns-repeated="3"/>
          <table:table-cell table:number-columns-repeated="5"/>
          <table:table-cell table:style-name="ce31" office:value-type="string" calcext:value-type="string" table:number-columns-spanned="23" table:number-rows-spanned="2">
            <text:p>Dia anterior feriado</text:p>
          </table:table-cell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63]" office:value-type="float" office:value="212" calcext:value-type="float" table:number-columns-spanned="5" table:number-rows-spanned="2">
            <text:p>212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63]" office:value-type="float" office:value="650" calcext:value-type="float" table:number-columns-spanned="5" table:number-rows-spanned="2">
            <text:p>650</text:p>
          </table:table-cell>
          <table:covered-table-cell table:number-columns-repeated="4"/>
          <table:table-cell table:number-columns-repeated="3"/>
          <table:table-cell table:style-name="ce49" table:formula="of:=[.P66]-[.P6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6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66]-[.Z6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66]" office:value-type="float" office:value="212" calcext:value-type="float" table:number-columns-spanned="5" table:number-rows-spanned="2">
            <text:p>212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66]" office:value-type="float" office:value="650" calcext:value-type="float" table:number-columns-spanned="5" table:number-rows-spanned="2">
            <text:p>650</text:p>
          </table:table-cell>
          <table:covered-table-cell table:number-columns-repeated="4"/>
          <table:table-cell table:number-columns-repeated="3"/>
          <table:table-cell table:style-name="ce49" table:formula="of:=[.P69]-[.P6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6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69]-[.Z6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69]" office:value-type="float" office:value="212" calcext:value-type="float" table:number-columns-spanned="5" table:number-rows-spanned="2">
            <text:p>212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69]" office:value-type="float" office:value="650" calcext:value-type="float" table:number-columns-spanned="5" table:number-rows-spanned="2">
            <text:p>650</text:p>
          </table:table-cell>
          <table:covered-table-cell table:number-columns-repeated="4"/>
          <table:table-cell table:number-columns-repeated="3"/>
          <table:table-cell table:style-name="ce49" table:formula="of:=[.P72]-[.P6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7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72]-[.Z6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72]" office:value-type="float" office:value="212" calcext:value-type="float" table:number-columns-spanned="5" table:number-rows-spanned="2">
            <text:p>212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72]" office:value-type="float" office:value="650" calcext:value-type="float" table:number-columns-spanned="5" table:number-rows-spanned="2">
            <text:p>650</text:p>
          </table:table-cell>
          <table:covered-table-cell table:number-columns-repeated="4"/>
          <table:table-cell table:number-columns-repeated="3"/>
          <table:table-cell table:style-name="ce49" table:formula="of:=[.P75]-[.P7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7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75]-[.Z7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75]" office:value-type="float" office:value="212" calcext:value-type="float" table:number-columns-spanned="5" table:number-rows-spanned="2">
            <text:p>212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75]" office:value-type="float" office:value="650" calcext:value-type="float" table:number-columns-spanned="5" table:number-rows-spanned="2">
            <text:p>650</text:p>
          </table:table-cell>
          <table:covered-table-cell table:number-columns-repeated="4"/>
          <table:table-cell table:number-columns-repeated="3"/>
          <table:table-cell table:style-name="ce49" table:formula="of:=[.P78]-[.P7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7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78]-[.Z7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63]+1" office:value-type="float" office:value="5" calcext:value-type="float" table:number-columns-spanned="2" table:number-rows-spanned="2">
            <text:p>5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Miercoles</text:p>
          </table:table-cell>
          <table:covered-table-cell table:number-columns-repeated="3" table:style-name="ce11"/>
          <table:table-cell table:style-name="ce21" office:value-type="date" office:date-value="2022-07-20" calcext:value-type="date" table:number-columns-spanned="4" table:number-rows-spanned="2">
            <text:p>20/07/22</text:p>
          </table:table-cell>
          <table:covered-table-cell table:number-columns-repeated="3" table:style-name="ce11"/>
          <table:table-cell table:style-name="ce26" office:value-type="string" calcext:value-type="string" table:number-columns-spanned="3" table:number-rows-spanned="2">
            <text:p>06:45</text:p>
          </table:table-cell>
          <table:covered-table-cell table:number-columns-repeated="2" table:style-name="ce11"/>
          <table:table-cell table:style-name="ce11"/>
          <table:table-cell table:style-name="ce33" office:value-type="float" office:value="213" calcext:value-type="float" table:number-columns-spanned="5" table:number-rows-spanned="2">
            <text:p>213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office:value-type="float" office:value="662" calcext:value-type="float" table:number-columns-spanned="5" table:number-rows-spanned="2">
            <text:p>662</text:p>
          </table:table-cell>
          <table:covered-table-cell table:number-columns-repeated="4" table:style-name="ce11"/>
          <table:table-cell table:number-columns-repeated="3"/>
          <table:table-cell table:style-name="ce49" table:formula="of:=[.P81]-[.P78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8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81]-[.Z78]" office:value-type="float" office:value="12" calcext:value-type="float" table:number-columns-spanned="4" table:number-rows-spanned="2">
            <text:p>12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81]" office:value-type="float" office:value="213" calcext:value-type="float" table:number-columns-spanned="5" table:number-rows-spanned="2">
            <text:p>213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81]" office:value-type="float" office:value="662" calcext:value-type="float" table:number-columns-spanned="5" table:number-rows-spanned="2">
            <text:p>662</text:p>
          </table:table-cell>
          <table:covered-table-cell table:number-columns-repeated="4" table:style-name="ce11"/>
          <table:table-cell table:number-columns-repeated="3"/>
          <table:table-cell table:style-name="ce49" table:formula="of:=[.P84]-[.P8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8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84]-[.Z8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84]" office:value-type="float" office:value="213" calcext:value-type="float" table:number-columns-spanned="5" table:number-rows-spanned="2">
            <text:p>213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84]" office:value-type="float" office:value="662" calcext:value-type="float" table:number-columns-spanned="5" table:number-rows-spanned="2">
            <text:p>662</text:p>
          </table:table-cell>
          <table:covered-table-cell table:number-columns-repeated="4" table:style-name="ce11"/>
          <table:table-cell table:number-columns-repeated="3"/>
          <table:table-cell table:style-name="ce49" table:formula="of:=[.P87]-[.P8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8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87]-[.Z8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87]" office:value-type="float" office:value="213" calcext:value-type="float" table:number-columns-spanned="5" table:number-rows-spanned="2">
            <text:p>213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87]" office:value-type="float" office:value="662" calcext:value-type="float" table:number-columns-spanned="5" table:number-rows-spanned="2">
            <text:p>662</text:p>
          </table:table-cell>
          <table:covered-table-cell table:number-columns-repeated="4" table:style-name="ce11"/>
          <table:table-cell table:number-columns-repeated="3"/>
          <table:table-cell table:style-name="ce49" table:formula="of:=[.P90]-[.P8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9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90]-[.Z8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90]" office:value-type="float" office:value="213" calcext:value-type="float" table:number-columns-spanned="5" table:number-rows-spanned="2">
            <text:p>213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90]" office:value-type="float" office:value="662" calcext:value-type="float" table:number-columns-spanned="5" table:number-rows-spanned="2">
            <text:p>662</text:p>
          </table:table-cell>
          <table:covered-table-cell table:number-columns-repeated="4" table:style-name="ce11"/>
          <table:table-cell table:number-columns-repeated="3"/>
          <table:table-cell table:style-name="ce49" table:formula="of:=[.P93]-[.P9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9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93]-[.Z9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93]" office:value-type="float" office:value="213" calcext:value-type="float" table:number-columns-spanned="5" table:number-rows-spanned="2">
            <text:p>213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93]" office:value-type="float" office:value="662" calcext:value-type="float" table:number-columns-spanned="5" table:number-rows-spanned="2">
            <text:p>662</text:p>
          </table:table-cell>
          <table:covered-table-cell table:number-columns-repeated="4" table:style-name="ce11"/>
          <table:table-cell table:number-columns-repeated="3"/>
          <table:table-cell table:style-name="ce49" table:formula="of:=[.P96]-[.P9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9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96]-[.Z9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81]+1" office:value-type="float" office:value="6" calcext:value-type="float" table:number-columns-spanned="2" table:number-rows-spanned="2">
            <text:p>6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Jueves</text:p>
          </table:table-cell>
          <table:covered-table-cell table:number-columns-repeated="3"/>
          <table:table-cell table:style-name="ce20" office:value-type="date" office:date-value="2022-07-21" calcext:value-type="date" table:number-columns-spanned="4" table:number-rows-spanned="2">
            <text:p>21/07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6:20</text:p>
          </table:table-cell>
          <table:covered-table-cell table:number-columns-repeated="2"/>
          <table:table-cell/>
          <table:table-cell table:style-name="ce32" office:value-type="float" office:value="213" calcext:value-type="float" table:number-columns-spanned="5" table:number-rows-spanned="2">
            <text:p>213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office:value-type="float" office:value="671" calcext:value-type="float" table:number-columns-spanned="5" table:number-rows-spanned="2">
            <text:p>671</text:p>
          </table:table-cell>
          <table:covered-table-cell table:number-columns-repeated="4"/>
          <table:table-cell table:number-columns-repeated="3"/>
          <table:table-cell table:style-name="ce49" table:formula="of:=[.P99]-[.P9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9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99]-[.Z96]" office:value-type="float" office:value="9" calcext:value-type="float" table:number-columns-spanned="4" table:number-rows-spanned="2">
            <text:p>9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99]" office:value-type="float" office:value="213" calcext:value-type="float" table:number-columns-spanned="5" table:number-rows-spanned="2">
            <text:p>213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99]" office:value-type="float" office:value="671" calcext:value-type="float" table:number-columns-spanned="5" table:number-rows-spanned="2">
            <text:p>671</text:p>
          </table:table-cell>
          <table:covered-table-cell table:number-columns-repeated="4"/>
          <table:table-cell table:number-columns-repeated="3"/>
          <table:table-cell table:style-name="ce49" table:formula="of:=[.P102]-[.P9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0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02]-[.Z9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02]" office:value-type="float" office:value="213" calcext:value-type="float" table:number-columns-spanned="5" table:number-rows-spanned="2">
            <text:p>213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02]" office:value-type="float" office:value="671" calcext:value-type="float" table:number-columns-spanned="5" table:number-rows-spanned="2">
            <text:p>671</text:p>
          </table:table-cell>
          <table:covered-table-cell table:number-columns-repeated="4"/>
          <table:table-cell table:number-columns-repeated="3"/>
          <table:table-cell table:style-name="ce49" table:formula="of:=[.P105]-[.P10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0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05]-[.Z10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05]" office:value-type="float" office:value="213" calcext:value-type="float" table:number-columns-spanned="5" table:number-rows-spanned="2">
            <text:p>213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05]" office:value-type="float" office:value="671" calcext:value-type="float" table:number-columns-spanned="5" table:number-rows-spanned="2">
            <text:p>671</text:p>
          </table:table-cell>
          <table:covered-table-cell table:number-columns-repeated="4"/>
          <table:table-cell table:number-columns-repeated="3"/>
          <table:table-cell table:style-name="ce49" table:formula="of:=[.P108]-[.P10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0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08]-[.Z10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08]" office:value-type="float" office:value="213" calcext:value-type="float" table:number-columns-spanned="5" table:number-rows-spanned="2">
            <text:p>213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08]" office:value-type="float" office:value="671" calcext:value-type="float" table:number-columns-spanned="5" table:number-rows-spanned="2">
            <text:p>671</text:p>
          </table:table-cell>
          <table:covered-table-cell table:number-columns-repeated="4"/>
          <table:table-cell table:number-columns-repeated="3"/>
          <table:table-cell table:style-name="ce49" table:formula="of:=[.P111]-[.P10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1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11]-[.Z10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11]" office:value-type="float" office:value="213" calcext:value-type="float" table:number-columns-spanned="5" table:number-rows-spanned="2">
            <text:p>213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11]" office:value-type="float" office:value="671" calcext:value-type="float" table:number-columns-spanned="5" table:number-rows-spanned="2">
            <text:p>671</text:p>
          </table:table-cell>
          <table:covered-table-cell table:number-columns-repeated="4"/>
          <table:table-cell table:number-columns-repeated="3"/>
          <table:table-cell table:style-name="ce49" table:formula="of:=[.P114]-[.P11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1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14]-[.Z11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99]+1" office:value-type="float" office:value="7" calcext:value-type="float" table:number-columns-spanned="2" table:number-rows-spanned="2">
            <text:p>7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Viernes</text:p>
          </table:table-cell>
          <table:covered-table-cell table:number-columns-repeated="3" table:style-name="ce11"/>
          <table:table-cell table:style-name="ce21" office:value-type="date" office:date-value="2022-07-22" calcext:value-type="date" table:number-columns-spanned="4" table:number-rows-spanned="2">
            <text:p>22/07/22</text:p>
          </table:table-cell>
          <table:covered-table-cell table:number-columns-repeated="3" table:style-name="ce11"/>
          <table:table-cell table:style-name="ce26" office:value-type="string" calcext:value-type="string" table:number-columns-spanned="3" table:number-rows-spanned="2">
            <text:p>08:40</text:p>
          </table:table-cell>
          <table:covered-table-cell table:number-columns-repeated="2" table:style-name="ce11"/>
          <table:table-cell table:style-name="ce11"/>
          <table:table-cell table:style-name="ce33" office:value-type="float" office:value="213" calcext:value-type="float" table:number-columns-spanned="5" table:number-rows-spanned="2">
            <text:p>213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office:value-type="float" office:value="682" calcext:value-type="float" table:number-columns-spanned="5" table:number-rows-spanned="2">
            <text:p>682</text:p>
          </table:table-cell>
          <table:covered-table-cell table:number-columns-repeated="4" table:style-name="ce11"/>
          <table:table-cell table:number-columns-repeated="3"/>
          <table:table-cell table:style-name="ce49" table:formula="of:=[.P117]-[.P11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1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17]-[.Z114]" office:value-type="float" office:value="11" calcext:value-type="float" table:number-columns-spanned="4" table:number-rows-spanned="2">
            <text:p>11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117]" office:value-type="float" office:value="213" calcext:value-type="float" table:number-columns-spanned="5" table:number-rows-spanned="2">
            <text:p>213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117]" office:value-type="float" office:value="682" calcext:value-type="float" table:number-columns-spanned="5" table:number-rows-spanned="2">
            <text:p>682</text:p>
          </table:table-cell>
          <table:covered-table-cell table:number-columns-repeated="4" table:style-name="ce11"/>
          <table:table-cell table:number-columns-repeated="3"/>
          <table:table-cell table:style-name="ce49" table:formula="of:=[.P120]-[.P11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0]-[.Z11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120]" office:value-type="float" office:value="213" calcext:value-type="float" table:number-columns-spanned="5" table:number-rows-spanned="2">
            <text:p>213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120]" office:value-type="float" office:value="682" calcext:value-type="float" table:number-columns-spanned="5" table:number-rows-spanned="2">
            <text:p>682</text:p>
          </table:table-cell>
          <table:covered-table-cell table:number-columns-repeated="4" table:style-name="ce11"/>
          <table:table-cell table:number-columns-repeated="3"/>
          <table:table-cell table:style-name="ce49" table:formula="of:=[.P123]-[.P12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3]-[.Z12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123]" office:value-type="float" office:value="213" calcext:value-type="float" table:number-columns-spanned="5" table:number-rows-spanned="2">
            <text:p>213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123]" office:value-type="float" office:value="682" calcext:value-type="float" table:number-columns-spanned="5" table:number-rows-spanned="2">
            <text:p>682</text:p>
          </table:table-cell>
          <table:covered-table-cell table:number-columns-repeated="4" table:style-name="ce11"/>
          <table:table-cell table:number-columns-repeated="3"/>
          <table:table-cell table:style-name="ce49" table:formula="of:=[.P126]-[.P12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6]-[.Z12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126]" office:value-type="float" office:value="213" calcext:value-type="float" table:number-columns-spanned="5" table:number-rows-spanned="2">
            <text:p>213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126]" office:value-type="float" office:value="682" calcext:value-type="float" table:number-columns-spanned="5" table:number-rows-spanned="2">
            <text:p>682</text:p>
          </table:table-cell>
          <table:covered-table-cell table:number-columns-repeated="4" table:style-name="ce11"/>
          <table:table-cell table:number-columns-repeated="3"/>
          <table:table-cell table:style-name="ce49" table:formula="of:=[.P129]-[.P12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9]-[.Z12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129]" office:value-type="float" office:value="213" calcext:value-type="float" table:number-columns-spanned="5" table:number-rows-spanned="2">
            <text:p>213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129]" office:value-type="float" office:value="682" calcext:value-type="float" table:number-columns-spanned="5" table:number-rows-spanned="2">
            <text:p>682</text:p>
          </table:table-cell>
          <table:covered-table-cell table:number-columns-repeated="4" table:style-name="ce11"/>
          <table:table-cell table:number-columns-repeated="3"/>
          <table:table-cell table:style-name="ce49" table:formula="of:=[.P132]-[.P12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3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32]-[.Z12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117]+1" office:value-type="float" office:value="8" calcext:value-type="float" table:number-columns-spanned="2" table:number-rows-spanned="2">
            <text:p>8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Sabado</text:p>
          </table:table-cell>
          <table:covered-table-cell table:number-columns-repeated="3"/>
          <table:table-cell table:style-name="ce20" office:value-type="date" office:date-value="2022-07-23" calcext:value-type="date" table:number-columns-spanned="4" table:number-rows-spanned="2">
            <text:p>23/07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21:00</text:p>
          </table:table-cell>
          <table:covered-table-cell table:number-columns-repeated="2"/>
          <table:table-cell/>
          <table:table-cell table:style-name="ce32" office:value-type="float" office:value="214" calcext:value-type="float" table:number-columns-spanned="5" table:number-rows-spanned="2">
            <text:p>214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office:value-type="float" office:value="693" calcext:value-type="float" table:number-columns-spanned="5" table:number-rows-spanned="2">
            <text:p>693</text:p>
          </table:table-cell>
          <table:covered-table-cell table:number-columns-repeated="4"/>
          <table:table-cell table:number-columns-repeated="3"/>
          <table:table-cell table:style-name="ce49" table:formula="of:=[.P135]-[.P132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13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35]-[.Z132]" office:value-type="float" office:value="11" calcext:value-type="float" table:number-columns-spanned="4" table:number-rows-spanned="2">
            <text:p>11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35]" office:value-type="float" office:value="214" calcext:value-type="float" table:number-columns-spanned="5" table:number-rows-spanned="2">
            <text:p>214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35]" office:value-type="float" office:value="693" calcext:value-type="float" table:number-columns-spanned="5" table:number-rows-spanned="2">
            <text:p>693</text:p>
          </table:table-cell>
          <table:covered-table-cell table:number-columns-repeated="4"/>
          <table:table-cell table:number-columns-repeated="3"/>
          <table:table-cell table:style-name="ce49" table:formula="of:=[.P138]-[.P13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3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38]-[.Z13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38]" office:value-type="float" office:value="214" calcext:value-type="float" table:number-columns-spanned="5" table:number-rows-spanned="2">
            <text:p>214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38]" office:value-type="float" office:value="693" calcext:value-type="float" table:number-columns-spanned="5" table:number-rows-spanned="2">
            <text:p>693</text:p>
          </table:table-cell>
          <table:covered-table-cell table:number-columns-repeated="4"/>
          <table:table-cell table:number-columns-repeated="3"/>
          <table:table-cell table:style-name="ce49" table:formula="of:=[.P141]-[.P13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4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41]-[.Z13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41]" office:value-type="float" office:value="214" calcext:value-type="float" table:number-columns-spanned="5" table:number-rows-spanned="2">
            <text:p>214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41]" office:value-type="float" office:value="693" calcext:value-type="float" table:number-columns-spanned="5" table:number-rows-spanned="2">
            <text:p>693</text:p>
          </table:table-cell>
          <table:covered-table-cell table:number-columns-repeated="4"/>
          <table:table-cell table:number-columns-repeated="3"/>
          <table:table-cell table:style-name="ce49" table:formula="of:=[.P144]-[.P14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4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44]-[.Z14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44]" office:value-type="float" office:value="214" calcext:value-type="float" table:number-columns-spanned="5" table:number-rows-spanned="2">
            <text:p>214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44]" office:value-type="float" office:value="693" calcext:value-type="float" table:number-columns-spanned="5" table:number-rows-spanned="2">
            <text:p>693</text:p>
          </table:table-cell>
          <table:covered-table-cell table:number-columns-repeated="4"/>
          <table:table-cell table:number-columns-repeated="3"/>
          <table:table-cell table:style-name="ce49" table:formula="of:=[.P147]-[.P14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4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47]-[.Z14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47]" office:value-type="float" office:value="214" calcext:value-type="float" table:number-columns-spanned="5" table:number-rows-spanned="2">
            <text:p>214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47]" office:value-type="float" office:value="693" calcext:value-type="float" table:number-columns-spanned="5" table:number-rows-spanned="2">
            <text:p>693</text:p>
          </table:table-cell>
          <table:covered-table-cell table:number-columns-repeated="4"/>
          <table:table-cell table:number-columns-repeated="3"/>
          <table:table-cell table:style-name="ce49" table:formula="of:=[.P150]-[.P14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0]-[.Z14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135]+1" office:value-type="float" office:value="9" calcext:value-type="float" table:number-columns-spanned="2" table:number-rows-spanned="2">
            <text:p>9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Domingo</text:p>
          </table:table-cell>
          <table:covered-table-cell table:number-columns-repeated="3" table:style-name="ce11"/>
          <table:table-cell table:style-name="ce21" office:value-type="date" office:date-value="2022-07-24" calcext:value-type="date" table:number-columns-spanned="4" table:number-rows-spanned="2">
            <text:p>24/07/22</text:p>
          </table:table-cell>
          <table:covered-table-cell table:number-columns-repeated="3" table:style-name="ce11"/>
          <table:table-cell table:style-name="ce26" office:value-type="string" calcext:value-type="string" table:number-columns-spanned="3" table:number-rows-spanned="2">
            <text:p>09:43</text:p>
          </table:table-cell>
          <table:covered-table-cell table:number-columns-repeated="2" table:style-name="ce11"/>
          <table:table-cell table:style-name="ce11"/>
          <table:table-cell table:style-name="ce33" office:value-type="float" office:value="214" calcext:value-type="float" table:number-columns-spanned="5" table:number-rows-spanned="2">
            <text:p>214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office:value-type="float" office:value="699" calcext:value-type="float" table:number-columns-spanned="5" table:number-rows-spanned="2">
            <text:p>699</text:p>
          </table:table-cell>
          <table:covered-table-cell table:number-columns-repeated="4" table:style-name="ce11"/>
          <table:table-cell table:number-columns-repeated="3"/>
          <table:table-cell table:style-name="ce49" table:formula="of:=[.P153]-[.P15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3]-[.Z150]" office:value-type="float" office:value="6" calcext:value-type="float" table:number-columns-spanned="4" table:number-rows-spanned="2">
            <text:p>6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153]" office:value-type="float" office:value="214" calcext:value-type="float" table:number-columns-spanned="5" table:number-rows-spanned="2">
            <text:p>214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153]" office:value-type="float" office:value="699" calcext:value-type="float" table:number-columns-spanned="5" table:number-rows-spanned="2">
            <text:p>699</text:p>
          </table:table-cell>
          <table:covered-table-cell table:number-columns-repeated="4" table:style-name="ce11"/>
          <table:table-cell table:number-columns-repeated="3"/>
          <table:table-cell table:style-name="ce49" table:formula="of:=[.P156]-[.P15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6]-[.Z15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156]" office:value-type="float" office:value="214" calcext:value-type="float" table:number-columns-spanned="5" table:number-rows-spanned="2">
            <text:p>214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156]" office:value-type="float" office:value="699" calcext:value-type="float" table:number-columns-spanned="5" table:number-rows-spanned="2">
            <text:p>699</text:p>
          </table:table-cell>
          <table:covered-table-cell table:number-columns-repeated="4" table:style-name="ce11"/>
          <table:table-cell table:number-columns-repeated="3"/>
          <table:table-cell table:style-name="ce49" table:formula="of:=[.P159]-[.P15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9]-[.Z15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159]" office:value-type="float" office:value="214" calcext:value-type="float" table:number-columns-spanned="5" table:number-rows-spanned="2">
            <text:p>214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159]" office:value-type="float" office:value="699" calcext:value-type="float" table:number-columns-spanned="5" table:number-rows-spanned="2">
            <text:p>699</text:p>
          </table:table-cell>
          <table:covered-table-cell table:number-columns-repeated="4" table:style-name="ce11"/>
          <table:table-cell table:number-columns-repeated="3"/>
          <table:table-cell table:style-name="ce49" table:formula="of:=[.P162]-[.P15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6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62]-[.Z15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162]" office:value-type="float" office:value="214" calcext:value-type="float" table:number-columns-spanned="5" table:number-rows-spanned="2">
            <text:p>214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162]" office:value-type="float" office:value="699" calcext:value-type="float" table:number-columns-spanned="5" table:number-rows-spanned="2">
            <text:p>699</text:p>
          </table:table-cell>
          <table:covered-table-cell table:number-columns-repeated="4" table:style-name="ce11"/>
          <table:table-cell table:number-columns-repeated="3"/>
          <table:table-cell table:style-name="ce49" table:formula="of:=[.P165]-[.P16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6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65]-[.Z16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165]" office:value-type="float" office:value="214" calcext:value-type="float" table:number-columns-spanned="5" table:number-rows-spanned="2">
            <text:p>214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165]" office:value-type="float" office:value="699" calcext:value-type="float" table:number-columns-spanned="5" table:number-rows-spanned="2">
            <text:p>699</text:p>
          </table:table-cell>
          <table:covered-table-cell table:number-columns-repeated="4" table:style-name="ce11"/>
          <table:table-cell table:number-columns-repeated="3"/>
          <table:table-cell table:style-name="ce49" table:formula="of:=[.P168]-[.P16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6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68]-[.Z16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153]+1" office:value-type="float" office:value="10" calcext:value-type="float" table:number-columns-spanned="2" table:number-rows-spanned="2">
            <text:p>10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Lunes</text:p>
          </table:table-cell>
          <table:covered-table-cell table:number-columns-repeated="3"/>
          <table:table-cell table:style-name="ce20" office:value-type="date" office:date-value="2022-07-25" calcext:value-type="date" table:number-columns-spanned="4" table:number-rows-spanned="2">
            <text:p>25/07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7:14</text:p>
          </table:table-cell>
          <table:covered-table-cell table:number-columns-repeated="2"/>
          <table:table-cell/>
          <table:table-cell table:style-name="ce32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40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32" office:value-type="float" office:value="707" calcext:value-type="float" table:number-columns-spanned="5" table:number-rows-spanned="2">
            <text:p>707</text:p>
          </table:table-cell>
          <table:covered-table-cell table:number-columns-repeated="4"/>
          <table:table-cell table:number-columns-repeated="3"/>
          <table:table-cell table:style-name="ce49" table:formula="of:=[.P171]-[.P168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171]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52" table:formula="of:=[.Z171]-[.Z168]" office:value-type="float" office:value="8" calcext:value-type="float" table:number-columns-spanned="4" table:number-rows-spanned="2">
            <text:p>8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23:14</text:p>
          </table:table-cell>
          <table:covered-table-cell table:number-columns-repeated="2"/>
          <table:table-cell/>
          <table:table-cell table:style-name="ce32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office:value-type="float" office:value="715" calcext:value-type="float" table:number-columns-spanned="5" table:number-rows-spanned="2">
            <text:p>715</text:p>
          </table:table-cell>
          <table:covered-table-cell table:number-columns-repeated="4"/>
          <table:table-cell table:number-columns-repeated="3"/>
          <table:table-cell table:style-name="ce49" table:formula="of:=[.P174]-[.P17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7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74]-[.Z171]" office:value-type="float" office:value="8" calcext:value-type="float" table:number-columns-spanned="4" table:number-rows-spanned="2">
            <text:p>8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74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74]" office:value-type="float" office:value="715" calcext:value-type="float" table:number-columns-spanned="5" table:number-rows-spanned="2">
            <text:p>715</text:p>
          </table:table-cell>
          <table:covered-table-cell table:number-columns-repeated="4"/>
          <table:table-cell table:number-columns-repeated="3"/>
          <table:table-cell table:style-name="ce49" table:formula="of:=[.P177]-[.P17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7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77]-[.Z17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77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77]" office:value-type="float" office:value="715" calcext:value-type="float" table:number-columns-spanned="5" table:number-rows-spanned="2">
            <text:p>715</text:p>
          </table:table-cell>
          <table:covered-table-cell table:number-columns-repeated="4"/>
          <table:table-cell table:number-columns-repeated="3"/>
          <table:table-cell table:style-name="ce49" table:formula="of:=[.P180]-[.P17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0]-[.Z17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80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80]" office:value-type="float" office:value="715" calcext:value-type="float" table:number-columns-spanned="5" table:number-rows-spanned="2">
            <text:p>715</text:p>
          </table:table-cell>
          <table:covered-table-cell table:number-columns-repeated="4"/>
          <table:table-cell table:number-columns-repeated="3"/>
          <table:table-cell table:style-name="ce49" table:formula="of:=[.P183]-[.P18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3]-[.Z18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83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83]" office:value-type="float" office:value="715" calcext:value-type="float" table:number-columns-spanned="5" table:number-rows-spanned="2">
            <text:p>715</text:p>
          </table:table-cell>
          <table:covered-table-cell table:number-columns-repeated="4"/>
          <table:table-cell table:number-columns-repeated="3"/>
          <table:table-cell table:style-name="ce49" table:formula="of:=[.P186]-[.P18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6]-[.Z18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171]+1" office:value-type="float" office:value="11" calcext:value-type="float" table:number-columns-spanned="2" table:number-rows-spanned="2">
            <text:p>11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Martes</text:p>
          </table:table-cell>
          <table:covered-table-cell table:number-columns-repeated="3" table:style-name="ce11"/>
          <table:table-cell table:style-name="ce21" office:value-type="date" office:date-value="2022-07-26" calcext:value-type="date" table:number-columns-spanned="4" table:number-rows-spanned="2">
            <text:p>26/07/22</text:p>
          </table:table-cell>
          <table:covered-table-cell table:number-columns-repeated="3" table:style-name="ce11"/>
          <table:table-cell table:style-name="ce26" office:value-type="string" calcext:value-type="string" table:number-columns-spanned="3" table:number-rows-spanned="2">
            <text:p>07:58</text:p>
          </table:table-cell>
          <table:covered-table-cell table:number-columns-repeated="2" table:style-name="ce11"/>
          <table:table-cell table:style-name="ce11"/>
          <table:table-cell table:style-name="ce33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office:value-type="float" office:value="715" calcext:value-type="float" table:number-columns-spanned="5" table:number-rows-spanned="2">
            <text:p>715</text:p>
          </table:table-cell>
          <table:covered-table-cell table:number-columns-repeated="4" table:style-name="ce11"/>
          <table:table-cell table:number-columns-repeated="3"/>
          <table:table-cell table:style-name="ce49" table:formula="of:=[.P189]-[.P18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9]-[.Z18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office:value-type="string" calcext:value-type="string" table:number-columns-spanned="3" table:number-rows-spanned="2">
            <text:p>21:38</text:p>
          </table:table-cell>
          <table:covered-table-cell table:number-columns-repeated="2" table:style-name="ce11"/>
          <table:table-cell table:style-name="ce11"/>
          <table:table-cell table:style-name="ce33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office:value-type="float" office:value="723" calcext:value-type="float" table:number-columns-spanned="5" table:number-rows-spanned="2">
            <text:p>723</text:p>
          </table:table-cell>
          <table:covered-table-cell table:number-columns-repeated="4" table:style-name="ce11"/>
          <table:table-cell table:number-columns-repeated="3"/>
          <table:table-cell table:style-name="ce49" table:formula="of:=[.P192]-[.P18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9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92]-[.Z189]" office:value-type="float" office:value="8" calcext:value-type="float" table:number-columns-spanned="4" table:number-rows-spanned="2">
            <text:p>8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192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192]" office:value-type="float" office:value="723" calcext:value-type="float" table:number-columns-spanned="5" table:number-rows-spanned="2">
            <text:p>723</text:p>
          </table:table-cell>
          <table:covered-table-cell table:number-columns-repeated="4" table:style-name="ce11"/>
          <table:table-cell table:number-columns-repeated="3"/>
          <table:table-cell table:style-name="ce49" table:formula="of:=[.P195]-[.P19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9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95]-[.Z19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195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195]" office:value-type="float" office:value="723" calcext:value-type="float" table:number-columns-spanned="5" table:number-rows-spanned="2">
            <text:p>723</text:p>
          </table:table-cell>
          <table:covered-table-cell table:number-columns-repeated="4" table:style-name="ce11"/>
          <table:table-cell table:number-columns-repeated="3"/>
          <table:table-cell table:style-name="ce49" table:formula="of:=[.P198]-[.P19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9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98]-[.Z19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198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198]" office:value-type="float" office:value="723" calcext:value-type="float" table:number-columns-spanned="5" table:number-rows-spanned="2">
            <text:p>723</text:p>
          </table:table-cell>
          <table:covered-table-cell table:number-columns-repeated="4" table:style-name="ce11"/>
          <table:table-cell table:number-columns-repeated="3"/>
          <table:table-cell table:style-name="ce49" table:formula="of:=[.P201]-[.P19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0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01]-[.Z19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201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201]" office:value-type="float" office:value="723" calcext:value-type="float" table:number-columns-spanned="5" table:number-rows-spanned="2">
            <text:p>723</text:p>
          </table:table-cell>
          <table:covered-table-cell table:number-columns-repeated="4" table:style-name="ce11"/>
          <table:table-cell table:number-columns-repeated="3"/>
          <table:table-cell table:style-name="ce49" table:formula="of:=[.P204]-[.P20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0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04]-[.Z20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189]+1" office:value-type="float" office:value="12" calcext:value-type="float" table:number-columns-spanned="2" table:number-rows-spanned="2">
            <text:p>12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Miercoles</text:p>
          </table:table-cell>
          <table:covered-table-cell table:number-columns-repeated="3"/>
          <table:table-cell table:style-name="ce20" office:value-type="date" office:date-value="2022-07-27" calcext:value-type="date" table:number-columns-spanned="4" table:number-rows-spanned="2">
            <text:p>27/07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7:38</text:p>
          </table:table-cell>
          <table:covered-table-cell table:number-columns-repeated="2"/>
          <table:table-cell/>
          <table:table-cell table:style-name="ce32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207]-[.P20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0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07]-[.Z204]" office:value-type="float" office:value="3" calcext:value-type="float" table:number-columns-spanned="4" table:number-rows-spanned="2">
            <text:p>3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07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07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210]-[.P20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0]-[.Z20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10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10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213]-[.P21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3]-[.Z21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13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13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216]-[.P21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6]-[.Z21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16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16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219]-[.P21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9]-[.Z21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19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19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222]-[.P21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2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22]-[.Z21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07]+1" office:value-type="float" office:value="13" calcext:value-type="float" table:number-columns-spanned="2" table:number-rows-spanned="2">
            <text:p>13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Jueves</text:p>
          </table:table-cell>
          <table:covered-table-cell table:number-columns-repeated="3" table:style-name="ce11"/>
          <table:table-cell table:style-name="ce21" office:value-type="date" office:date-value="2022-07-28" calcext:value-type="date" table:number-columns-spanned="4" table:number-rows-spanned="2">
            <text:p>28/07/22</text:p>
          </table:table-cell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222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222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225]-[.P22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2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25]-[.Z22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225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225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228]-[.P22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2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28]-[.Z22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228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228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231]-[.P22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3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31]-[.Z22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231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231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234]-[.P23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3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34]-[.Z23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234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234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237]-[.P23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3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37]-[.Z23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237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237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240]-[.P23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0]-[.Z23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25]+1" office:value-type="float" office:value="14" calcext:value-type="float" table:number-columns-spanned="2" table:number-rows-spanned="2">
            <text:p>14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Viernes</text:p>
          </table:table-cell>
          <table:covered-table-cell table:number-columns-repeated="3"/>
          <table:table-cell table:style-name="ce20" office:value-type="date" office:date-value="2022-07-29" calcext:value-type="date" table:number-columns-spanned="4" table:number-rows-spanned="2">
            <text:p>29/07/22</text:p>
          </table:table-cell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40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40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243]-[.P24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3]-[.Z24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43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43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246]-[.P24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6]-[.Z24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46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46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249]-[.P24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9]-[.Z24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49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49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252]-[.P24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5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52]-[.Z24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52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52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255]-[.P25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5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55]-[.Z25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55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55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258]-[.P25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5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58]-[.Z25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43]+1" office:value-type="float" office:value="15" calcext:value-type="float" table:number-columns-spanned="2" table:number-rows-spanned="2">
            <text:p>15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Sabado</text:p>
          </table:table-cell>
          <table:covered-table-cell table:number-columns-repeated="3" table:style-name="ce11"/>
          <table:table-cell table:style-name="ce21" office:value-type="date" office:date-value="2022-07-30" calcext:value-type="date" table:number-columns-spanned="4" table:number-rows-spanned="2">
            <text:p>30/07/22</text:p>
          </table:table-cell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258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258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261]-[.P25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6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61]-[.Z25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261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261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264]-[.P26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6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64]-[.Z26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264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264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267]-[.P26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6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67]-[.Z26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267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267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270]-[.P26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0]-[.Z26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270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270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273]-[.P27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3]-[.Z27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273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273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276]-[.P27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6]-[.Z27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61]+1" office:value-type="float" office:value="16" calcext:value-type="float" table:number-columns-spanned="2" table:number-rows-spanned="2">
            <text:p>16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Domingo</text:p>
          </table:table-cell>
          <table:covered-table-cell table:number-columns-repeated="3"/>
          <table:table-cell table:style-name="ce20" office:value-type="date" office:date-value="2022-07-31" calcext:value-type="date" table:number-columns-spanned="4" table:number-rows-spanned="2">
            <text:p>31/07/22</text:p>
          </table:table-cell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76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76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279]-[.P27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9]-[.Z27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79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79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282]-[.P27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8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82]-[.Z27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82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82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285]-[.P28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8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85]-[.Z28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85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85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288]-[.P28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8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88]-[.Z28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88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88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291]-[.P28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9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91]-[.Z28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91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91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294]-[.P29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9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94]-[.Z29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79]+1" office:value-type="float" office:value="17" calcext:value-type="float" table:number-columns-spanned="2" table:number-rows-spanned="2">
            <text:p>17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Lunes</text:p>
          </table:table-cell>
          <table:covered-table-cell table:number-columns-repeated="3" table:style-name="ce11"/>
          <table:table-cell table:style-name="ce21" office:value-type="date" office:date-value="2022-08-01" calcext:value-type="date" table:number-columns-spanned="4" table:number-rows-spanned="2">
            <text:p>01/08/22</text:p>
          </table:table-cell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294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294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297]-[.P29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9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97]-[.Z29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297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297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300]-[.P29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0]-[.Z29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300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300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303]-[.P30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3]-[.Z30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303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303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306]-[.P30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6]-[.Z30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306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306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309]-[.P30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9]-[.Z30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309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309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312]-[.P30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1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12]-[.Z30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97]+1" office:value-type="float" office:value="18" calcext:value-type="float" table:number-columns-spanned="2" table:number-rows-spanned="2">
            <text:p>18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Martes</text:p>
          </table:table-cell>
          <table:covered-table-cell table:number-columns-repeated="3"/>
          <table:table-cell table:style-name="ce20" office:value-type="date" office:date-value="2022-08-02" calcext:value-type="date" table:number-columns-spanned="4" table:number-rows-spanned="2">
            <text:p>02/08/22</text:p>
          </table:table-cell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12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12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315]-[.P31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1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15]-[.Z31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15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15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318]-[.P31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1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18]-[.Z31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18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18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321]-[.P31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2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21]-[.Z31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21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21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324]-[.P32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2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24]-[.Z32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24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24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327]-[.P32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2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27]-[.Z32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27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27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330]-[.P32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0]-[.Z32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315]+1" office:value-type="float" office:value="19" calcext:value-type="float" table:number-columns-spanned="2" table:number-rows-spanned="2">
            <text:p>19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Miercoles</text:p>
          </table:table-cell>
          <table:covered-table-cell table:number-columns-repeated="3" table:style-name="ce11"/>
          <table:table-cell table:style-name="ce21" office:value-type="date" office:date-value="2022-08-03" calcext:value-type="date" table:number-columns-spanned="4" table:number-rows-spanned="2">
            <text:p>03/08/22</text:p>
          </table:table-cell>
          <table:covered-table-cell table:number-columns-repeated="3" table:style-name="ce11"/>
          <table:table-cell table:style-name="ce26" office:value-type="string" calcext:value-type="string" table:number-columns-spanned="3" table:number-rows-spanned="2">
            <text:p>21:00</text:p>
          </table:table-cell>
          <table:covered-table-cell table:number-columns-repeated="2" table:style-name="ce11"/>
          <table:table-cell table:style-name="ce11"/>
          <table:table-cell table:style-name="ce33" table:formula="of:=[.P330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330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333]-[.P33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3]-[.Z33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333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333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336]-[.P33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6]-[.Z33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336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336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339]-[.P33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9]-[.Z33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339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339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342]-[.P33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4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42]-[.Z33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342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342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345]-[.P34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4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45]-[.Z34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345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345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348]-[.P34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4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48]-[.Z34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333]+1" office:value-type="float" office:value="20" calcext:value-type="float" table:number-columns-spanned="2" table:number-rows-spanned="2">
            <text:p>20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48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48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351]-[.P34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5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51]-[.Z34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51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51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354]-[.P35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5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54]-[.Z35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54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54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357]-[.P35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5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57]-[.Z35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57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57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360]-[.P35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0]-[.Z35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60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60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363]-[.P36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3]-[.Z36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63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63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366]-[.P36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6]-[.Z36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351]+1" office:value-type="float" office:value="21" calcext:value-type="float" table:number-columns-spanned="2" table:number-rows-spanned="2">
            <text:p>21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366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366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369]-[.P36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9]-[.Z36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369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369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372]-[.P36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7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72]-[.Z36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372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372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375]-[.P37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7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75]-[.Z37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375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375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378]-[.P37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7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78]-[.Z37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378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378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381]-[.P37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8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81]-[.Z37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381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381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384]-[.P38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8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84]-[.Z38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369]+1" office:value-type="float" office:value="22" calcext:value-type="float" table:number-columns-spanned="2" table:number-rows-spanned="2">
            <text:p>22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84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84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387]-[.P38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8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87]-[.Z38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87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87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390]-[.P38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0]-[.Z38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0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90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393]-[.P39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3]-[.Z39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3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93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396]-[.P39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6]-[.Z39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6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96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399]-[.P39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9]-[.Z39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9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99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402]-[.P39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0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02]-[.Z39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387]+1" office:value-type="float" office:value="23" calcext:value-type="float" table:number-columns-spanned="2" table:number-rows-spanned="2">
            <text:p>23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402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402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405]-[.P40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0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05]-[.Z40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405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405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408]-[.P40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0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08]-[.Z40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408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408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411]-[.P40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1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11]-[.Z40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411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411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414]-[.P41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1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14]-[.Z41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414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414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417]-[.P41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1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17]-[.Z41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417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417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420]-[.P41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0]-[.Z41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05]+1" office:value-type="float" office:value="24" calcext:value-type="float" table:number-columns-spanned="2" table:number-rows-spanned="2">
            <text:p>24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20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20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423]-[.P42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3]-[.Z42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23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23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426]-[.P42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6]-[.Z42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26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26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429]-[.P42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9]-[.Z42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29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29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432]-[.P42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3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32]-[.Z42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32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32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435]-[.P43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3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35]-[.Z43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35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35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438]-[.P43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3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38]-[.Z43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23]+1" office:value-type="float" office:value="25" calcext:value-type="float" table:number-columns-spanned="2" table:number-rows-spanned="2">
            <text:p>25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438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438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441]-[.P43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4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41]-[.Z43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441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441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444]-[.P44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4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44]-[.Z44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444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444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447]-[.P44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4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47]-[.Z44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447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447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450]-[.P44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0]-[.Z44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450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450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453]-[.P45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3]-[.Z45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453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453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456]-[.P45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6]-[.Z45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41]+1" office:value-type="float" office:value="26" calcext:value-type="float" table:number-columns-spanned="2" table:number-rows-spanned="2">
            <text:p>26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56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56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459]-[.P45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9]-[.Z45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59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59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462]-[.P45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6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62]-[.Z45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62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62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465]-[.P46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6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65]-[.Z46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65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65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468]-[.P46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6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68]-[.Z46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68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68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471]-[.P46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7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71]-[.Z46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71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71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474]-[.P47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7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74]-[.Z47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59]+1" office:value-type="float" office:value="27" calcext:value-type="float" table:number-columns-spanned="2" table:number-rows-spanned="2">
            <text:p>27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474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474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477]-[.P47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7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77]-[.Z47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477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477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480]-[.P47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0]-[.Z47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480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480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483]-[.P48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3]-[.Z48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483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483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486]-[.P48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6]-[.Z48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486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486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489]-[.P48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9]-[.Z48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489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489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492]-[.P48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9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92]-[.Z48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77]+1" office:value-type="float" office:value="28" calcext:value-type="float" table:number-columns-spanned="2" table:number-rows-spanned="2">
            <text:p>28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92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92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495]-[.P49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9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95]-[.Z49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95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95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498]-[.P49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9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98]-[.Z49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98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98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501]-[.P49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0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01]-[.Z49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01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501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504]-[.P50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0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04]-[.Z50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04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504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507]-[.P50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0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07]-[.Z50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07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507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510]-[.P50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0]-[.Z50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95]+1" office:value-type="float" office:value="29" calcext:value-type="float" table:number-columns-spanned="2" table:number-rows-spanned="2">
            <text:p>29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510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510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513]-[.P51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3]-[.Z51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513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513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516]-[.P51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6]-[.Z51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516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516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519]-[.P51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9]-[.Z51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519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519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522]-[.P51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2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22]-[.Z51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522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522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525]-[.P52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2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25]-[.Z52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525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525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528]-[.P52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2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28]-[.Z52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513]+1" office:value-type="float" office:value="30" calcext:value-type="float" table:number-columns-spanned="2" table:number-rows-spanned="2">
            <text:p>30</text:p>
          </table:table-cell>
          <table:covered-table-cell/>
          <table:table-cell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28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528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531]-[.P52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3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31]-[.Z52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31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531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534]-[.P53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3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34]-[.Z53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34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534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537]-[.P53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3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37]-[.Z53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37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537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540]-[.P53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0]-[.Z53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40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540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543]-[.P54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3]-[.Z54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43]" office:value-type="float" office:value="215" calcext:value-type="float" table:number-columns-spanned="5" table:number-rows-spanned="2">
            <text:p>21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543]" office:value-type="float" office:value="726" calcext:value-type="float" table:number-columns-spanned="5" table:number-rows-spanned="2">
            <text:p>726</text:p>
          </table:table-cell>
          <table:covered-table-cell table:number-columns-repeated="4"/>
          <table:table-cell table:number-columns-repeated="3"/>
          <table:table-cell table:style-name="ce49" table:formula="of:=[.P546]-[.P54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6]-[.Z54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531]+1" office:value-type="float" office:value="31" calcext:value-type="float" table:number-columns-spanned="2" table:number-rows-spanned="2">
            <text:p>31</text:p>
          </table:table-cell>
          <table:covered-table-cell/>
          <table:table-cell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546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546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549]-[.P54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9]-[.Z54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549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549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552]-[.P54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5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52]-[.Z54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552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552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555]-[.P55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5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55]-[.Z55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555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555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558]-[.P55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5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58]-[.Z55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11"/>
          <table:table-cell table:style-name="ce21" table:number-columns-spanned="4" table:number-rows-spanned="2"/>
          <table:covered-table-cell table:number-columns-repeated="3" table:style-name="ce11"/>
          <table:table-cell table:style-name="ce26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P558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33" table:formula="of:=[.Z558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561]-[.P55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6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61]-[.Z55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11" table:number-columns-repeated="8"/>
          <table:table-cell table:style-name="ce64"/>
          <table:table-cell table:style-name="ce11" table:number-columns-repeated="3"/>
          <table:table-cell table:style-name="ce76"/>
          <table:table-cell table:style-name="ce11" table:number-columns-repeated="5"/>
          <table:table-cell table:style-name="ce86"/>
          <table:table-cell table:style-name="ce11" table:number-columns-repeated="3"/>
          <table:table-cell table:style-name="ce76"/>
          <table:table-cell table:style-name="ce11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4" table:number-columns-spanned="4" table:number-rows-spanned="2"/>
          <table:covered-table-cell table:number-columns-repeated="3" table:style-name="ce11"/>
          <table:table-cell table:style-name="ce39" table:number-columns-spanned="4" table:number-rows-spanned="2"/>
          <table:covered-table-cell table:number-columns-repeated="3" table:style-name="ce11"/>
          <table:table-cell table:style-name="ce61" table:number-columns-spanned="3" table:number-rows-spanned="2"/>
          <table:covered-table-cell table:number-columns-repeated="2" table:style-name="ce11"/>
          <table:table-cell table:style-name="ce11"/>
          <table:table-cell table:style-name="ce72" table:formula="of:=[.P561]" office:value-type="float" office:value="215" calcext:value-type="float" table:number-columns-spanned="5" table:number-rows-spanned="2">
            <text:p>215</text:p>
          </table:table-cell>
          <table:covered-table-cell table:number-columns-repeated="4" table:style-name="ce11"/>
          <table:table-cell table:style-name="ce11"/>
          <table:table-cell table:style-name="ce42" table:number-columns-spanned="3" table:number-rows-spanned="2"/>
          <table:covered-table-cell table:number-columns-repeated="2" table:style-name="ce11"/>
          <table:table-cell table:style-name="ce11"/>
          <table:table-cell table:style-name="ce72" table:formula="of:=[.Z561]" office:value-type="float" office:value="726" calcext:value-type="float" table:number-columns-spanned="5" table:number-rows-spanned="2">
            <text:p>726</text:p>
          </table:table-cell>
          <table:covered-table-cell table:number-columns-repeated="4" table:style-name="ce11"/>
          <table:table-cell table:number-columns-repeated="3"/>
          <table:table-cell table:style-name="ce49" table:formula="of:=[.P564]-[.P56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6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64]-[.Z56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67" office:value-type="string" calcext:value-type="string" table:number-columns-spanned="23" table:number-rows-spanned="2">
            <text:p>Lectura de UTE para cierre de factura</text:p>
          </table:table-cell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11"/>
          <table:covered-table-cell table:style-name="ce64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style-name="ce11"/>
          <table:covered-table-cell table:style-name="ce86"/>
          <table:covered-table-cell table:number-columns-repeated="2" table:style-name="ce11"/>
          <table:table-cell table:style-name="ce11"/>
          <table:covered-table-cell table:style-name="ce76"/>
          <table:covered-table-cell table:number-columns-repeated="4" table:style-name="ce11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 table:number-rows-repeated="1048010">
          <table:table-cell table:number-columns-repeated="1012"/>
        </table:table-row>
        <table:table-row table:style-name="ro1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09:36:16.37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4T11:07:04.520000000</meta:creation-date>
    <dc:date>2022-07-27T09:37:10.660000000</dc:date>
    <meta:editing-duration>PT2H51M42S</meta:editing-duration>
    <meta:editing-cycles>36</meta:editing-cycles>
    <meta:generator>LibreOffice/7.2.5.2$Windows_X86_64 LibreOffice_project/499f9727c189e6ef3471021d6132d4c694f357e5</meta:generator>
    <meta:print-date>2022-05-04T11:24:34.480000000</meta:print-date>
    <meta:document-statistic meta:table-count="1" meta:cell-count="1036" meta:object-count="0"/>
  </office:meta>
</office:document-meta>
</file>